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cc00"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jercicio_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PLASTAMIENTO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tidad de bulone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_bo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parac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1</text:p>
          </table:table-cell>
          <table:table-cell table:formula="of:=+[.B4]-[.B6]/2" office:value-type="float" office:value="2.05" calcext:value-type="float">
            <text:p>2,05</text:p>
          </table:table-cell>
          <table:table-cell table:formula="of:=[.B7]*2" office:value-type="float" office:value="4.1" calcext:value-type="float">
            <text:p>4,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2</text:p>
          </table:table-cell>
          <table:table-cell table:formula="of:=+[.B5]-[.B6]" office:value-type="float" office:value="4.1" calcext:value-type="float">
            <text:p>4,1</text:p>
          </table:table-cell>
          <table:table-cell table:formula="of:=[.B8]*6" office:value-type="float" office:value="24.6" calcext:value-type="float">
            <text:p>24,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 total</text:p>
          </table:table-cell>
          <table:table-cell table:formula="of:=+[.C7]+[.C8]" office:value-type="float" office:value="28.7" calcext:value-type="float">
            <text:p>28,7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1</text:p>
          </table:table-cell>
          <table:table-cell table:style-name="ce5" table:formula="of:=+1.2*[.B9]*[.B10]*[.B11]/10" office:value-type="float" office:value="955.71" calcext:value-type="float">
            <text:p>955,71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n2</text:p>
          </table:table-cell>
          <table:table-cell table:style-name="ce5" table:formula="of:=+2.4*[.B6]*[.B10]*[.B11]/10" office:value-type="float" office:value="126.54" calcext:value-type="float">
            <text:p>126,54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Rn1&lt;n°bulones x Rn2</text:p>
          </table:table-cell>
          <table:table-cell table:number-columns-repeated="1022"/>
        </table:table-row>
        <table:table-row table:style-name="ro1">
          <table:table-cell table:style-name="ce3" table:formula="of:=+[.B12]" office:value-type="float" office:value="955.71" calcext:value-type="float">
            <text:p>955,71</text:p>
          </table:table-cell>
          <table:table-cell table:style-name="ce6" office:value-type="string" calcext:value-type="string">
            <text:p>&lt;</text:p>
          </table:table-cell>
          <table:table-cell table:style-name="ce3" table:formula="of:=+[.B3]*[.B14]" office:value-type="float" office:value="1012.32" calcext:value-type="float">
            <text:p>1012,32</text:p>
          </table:table-cell>
          <table:table-cell table:style-name="ce7" table:formula="of:=IF([.A17]&lt;[.C17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</text:p>
          </table:table-cell>
          <table:table-cell table:style-name="ce3" table:formula="of:=+0.75*[.A17]" office:value-type="float" office:value="716.7825" calcext:value-type="float">
            <text:p>716,78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d &gt; Tu</text:p>
          </table:table-cell>
          <table:table-cell table:number-columns-repeated="1022"/>
        </table:table-row>
        <table:table-row table:style-name="ro1">
          <table:table-cell table:style-name="ce3" table:formula="of:=+[.B19]" office:value-type="float" office:value="716.7825" calcext:value-type="float">
            <text:p>716,78</text:p>
          </table:table-cell>
          <table:table-cell table:style-name="ce6" office:value-type="string" calcext:value-type="string">
            <text:p>&gt;</text:p>
          </table:table-cell>
          <table:table-cell table:style-name="ce6" table:formula="of:=+[.B2]" office:value-type="float" office:value="450" calcext:value-type="float">
            <text:p>450</text:p>
          </table:table-cell>
          <table:table-cell table:style-name="ce8" table:formula="of:=IF([.A21]&gt;[.C21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LOQUE DE CORTE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eparacion transvers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v</text:p>
          </table:table-cell>
          <table:table-cell table:style-name="ce5" table:formula="of:=+2*([.B4]+[.B5]+[.B5]+[.B5])*[.B10]" office:value-type="float" office:value="31.5" calcext:value-type="float">
            <text:p>31,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v</text:p>
          </table:table-cell>
          <table:table-cell table:style-name="ce5" table:formula="of:=+([.C27]+[.D27])*[.B10]" office:value-type="float" office:value="21.525" calcext:value-type="float">
            <text:p>21,53</text:p>
          </table:table-cell>
          <table:table-cell table:formula="of:=(+[.B5]-[.B6])*6" office:value-type="float" office:value="24.6" calcext:value-type="float">
            <text:p>24,6</text:p>
          </table:table-cell>
          <table:table-cell table:formula="of:=+([.B4]-[.B6]/2)*2" office:value-type="float" office:value="4.1" calcext:value-type="float">
            <text:p>4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t</text:p>
          </table:table-cell>
          <table:table-cell table:formula="of:=+[.B24]*[.B10]" office:value-type="float" office:value="7.5" calcext:value-type="float">
            <text:p>7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</text:p>
          </table:table-cell>
          <table:table-cell table:style-name="ce5" table:formula="of:=+([.B24]-[.B6])*[.B10]" office:value-type="float" office:value="6.075" calcext:value-type="float">
            <text:p>6,0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formula="of:=+[.B11]*[.B29]/10" office:value-type="float" office:value="224.775" calcext:value-type="float">
            <text:p>224,78</text:p>
          </table:table-cell>
          <table:table-cell table:style-name="ce3" office:value-type="string" calcext:value-type="string">
            <text:p>&lt;</text:p>
          </table:table-cell>
          <table:table-cell table:style-name="ce3" table:formula="of:=+0.6*[.B11]*[.B27]/10" office:value-type="float" office:value="477.855" calcext:value-type="float">
            <text:p>477,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formula="of:=+(0.6*[.B11]*[.B27]+[.B34]*[.B28])*0.75/10" office:value-type="float" office:value="490.57875" calcext:value-type="float">
            <text:p>490,58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rcicio_2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PLASTAMIENTO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tidad de bulone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_borde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parac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587" calcext:value-type="float">
            <text:p>1,587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1</text:p>
          </table:table-cell>
          <table:table-cell table:formula="of:=+[.B4]-[.B6]/2" office:value-type="float" office:value="4.0765" calcext:value-type="float">
            <text:p>4,07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2</text:p>
          </table:table-cell>
          <table:table-cell table:formula="of:=(+[.B5]-[.B6])" office:value-type="float" office:value="6.413" calcext:value-type="float">
            <text:p>6,4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 total</text:p>
          </table:table-cell>
          <table:table-cell table:formula="of:=+[.B7]+[.B8]" office:value-type="float" office:value="10.4895" calcext:value-type="float">
            <text:p>10,4895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1</text:p>
          </table:table-cell>
          <table:table-cell table:style-name="ce5" table:formula="of:=+1.2*[.B9]*[.B10]*[.B11]/10" office:value-type="float" office:value="298.069632" calcext:value-type="float">
            <text:p>298,07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n2</text:p>
          </table:table-cell>
          <table:table-cell table:style-name="ce5" table:formula="of:=+2.4*[.B6]*[.B10]*[.B11]/10" office:value-type="float" office:value="90.192384" calcext:value-type="float">
            <text:p>90,19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Rn1/2&lt;n°bulones x Rn2</text:p>
          </table:table-cell>
          <table:table-cell table:number-columns-repeated="1022"/>
        </table:table-row>
        <table:table-row table:style-name="ro1">
          <table:table-cell table:style-name="ce3" table:formula="of:=+[.B12]/2" office:value-type="float" office:value="149.034816" calcext:value-type="float">
            <text:p>149,03</text:p>
          </table:table-cell>
          <table:table-cell table:style-name="ce6" office:value-type="string" calcext:value-type="string">
            <text:p>&lt;</text:p>
          </table:table-cell>
          <table:table-cell table:style-name="ce3" table:formula="of:=+[.B3]*[.B14]" office:value-type="float" office:value="180.384768" calcext:value-type="float">
            <text:p>180,38</text:p>
          </table:table-cell>
          <table:table-cell table:style-name="ce7" table:formula="of:=IF([.A17]&lt;[.C17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</text:p>
          </table:table-cell>
          <table:table-cell table:style-name="ce3" table:formula="of:=+0.75*[.A17]" office:value-type="float" office:value="111.776112" calcext:value-type="float">
            <text:p>111,78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d &gt; Tu/2</text:p>
          </table:table-cell>
          <table:table-cell table:number-columns-repeated="1022"/>
        </table:table-row>
        <table:table-row table:style-name="ro1">
          <table:table-cell table:style-name="ce3" table:formula="of:=+[.B19]" office:value-type="float" office:value="111.776112" calcext:value-type="float">
            <text:p>111,78</text:p>
          </table:table-cell>
          <table:table-cell table:style-name="ce6" office:value-type="string" calcext:value-type="string">
            <text:p>&gt;</text:p>
          </table:table-cell>
          <table:table-cell table:style-name="ce6" table:formula="of:=+[.B2]/2" office:value-type="float" office:value="50" calcext:value-type="float">
            <text:p>50</text:p>
          </table:table-cell>
          <table:table-cell table:style-name="ce8" table:formula="of:=IF([.A21]&gt;[.C21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LOQUE DE CORTE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eparacion transversal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v</text:p>
          </table:table-cell>
          <table:table-cell table:style-name="ce5" table:formula="of:=+([.B4]+[.B5])*[.B10]" office:value-type="float" office:value="8.2368" calcext:value-type="float">
            <text:p>8,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v</text:p>
          </table:table-cell>
          <table:table-cell table:style-name="ce5" table:formula="of:=+([.C27]+[.D27])*[.B10]" office:value-type="float" office:value="6.71328" calcext:value-type="float">
            <text:p>6,71</text:p>
          </table:table-cell>
          <table:table-cell table:formula="of:=(+[.B5]-[.B6])" office:value-type="float" office:value="6.413" calcext:value-type="float">
            <text:p>6,413</text:p>
          </table:table-cell>
          <table:table-cell table:formula="of:=+([.B4]-[.B6]/2)" office:value-type="float" office:value="4.0765" calcext:value-type="float">
            <text:p>4,0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t</text:p>
          </table:table-cell>
          <table:table-cell table:style-name="ce5" table:formula="of:=+[.B24]*[.B10]" office:value-type="float" office:value="2.4384" calcext:value-type="float">
            <text:p>2,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</text:p>
          </table:table-cell>
          <table:table-cell table:style-name="ce5" table:formula="of:=+([.B24]-[.B6]/2)*[.B10]" office:value-type="float" office:value="1.93056" calcext:value-type="float">
            <text:p>1,9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formula="of:=+[.B11]*[.B29]/10" office:value-type="float" office:value="71.43072" calcext:value-type="float">
            <text:p>71,43</text:p>
          </table:table-cell>
          <table:table-cell table:style-name="ce3" office:value-type="string" calcext:value-type="string">
            <text:p>&lt;</text:p>
          </table:table-cell>
          <table:table-cell table:style-name="ce3" table:formula="of:=+0.6*[.B11]*[.B27]/10" office:value-type="float" office:value="149.034816" calcext:value-type="float">
            <text:p>149,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p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formula="of:=+(0.6*[.B11]*[.B27]+[.B34]*[.B28])*0.75/10" office:value-type="float" office:value="154.752912" calcext:value-type="float">
            <text:p>154,75</text:p>
          </table:table-cell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04:41:26.013877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49:00.535327047</meta:creation-date>
    <dc:date>2018-06-05T06:55:00.398339157</dc:date>
    <meta:editing-duration>PT5H38M21S</meta:editing-duration>
    <meta:editing-cycles>17</meta:editing-cycles>
    <meta:generator>LibreOffice/5.3.2.2$Linux_X86_64 LibreOffice_project/30m0$Build-2</meta:generator>
    <meta:document-statistic meta:table-count="2" meta:cell-count="140" meta:object-count="0"/>
  </office:meta>
</office:document-meta>
</file>